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20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327" calcext:value-type="float">
            <text:p>0.1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822" calcext:value-type="float">
            <text:p>0.1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673" calcext:value-type="float">
            <text:p>0.46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5638" calcext:value-type="float">
            <text:p>0.5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613" calcext:value-type="float">
            <text:p>0.6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487" calcext:value-type="float">
            <text:p>0.74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8635" calcext:value-type="float">
            <text:p>0.8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0156" calcext:value-type="float">
            <text:p>1.0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1594" calcext:value-type="float">
            <text:p>0.1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1926" calcext:value-type="float">
            <text:p>0.1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364" calcext:value-type="float">
            <text:p>0.2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856" calcext:value-type="float">
            <text:p>0.28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959" calcext:value-type="float">
            <text:p>0.3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776" calcext:value-type="float">
            <text:p>0.0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799" calcext:value-type="float">
            <text:p>0.07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1832" calcext:value-type="float">
            <text:p>0.1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015" calcext:value-type="float">
            <text:p>0.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1427" calcext:value-type="float">
            <text:p>0.14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2267" calcext:value-type="float">
            <text:p>0.2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2416" calcext:value-type="float">
            <text:p>0.2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803" calcext:value-type="float">
            <text:p>0.0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1477" calcext:value-type="float">
            <text:p>0.1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1903" calcext:value-type="float">
            <text:p>0.1903</text:p>
          </table:table-cell>
        </table:table-row>
      </table:table>
      <table:table table:name="Pivot Table_720_1" table:style-name="ta1">
        <table:shapes>
          <draw:frame draw:z-index="0" draw:style-name="gr1" draw:text-style-name="P1" svg:width="785.11pt" svg:height="441.61pt" svg:x="518.23pt" svg:y="0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4"/>
        <table:table-column table:style-name="co3" table:default-cell-style-name="ce9"/>
        <table:table-column table:style-name="co3" table:number-columns-repeated="3" table:default-cell-style-name="ce15"/>
        <table:table-column table:style-name="co3" table:default-cell-style-name="ce19"/>
        <table:table-column table:style-name="co3" table:default-cell-style-name="ce25"/>
        <table:table-row table:style-name="ro1">
          <table:table-cell table:style-name="ce1" office:value-type="string" calcext:value-type="string">
            <text:p>Sum - s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0.0646" calcext:value-type="float">
            <text:p>0.0646</text:p>
          </table:table-cell>
          <table:table-cell table:style-name="ce14" office:value-type="float" office:value="0.0333" calcext:value-type="float">
            <text:p>0.0333</text:p>
          </table:table-cell>
          <table:table-cell table:style-name="ce14" office:value-type="float" office:value="0.0178" calcext:value-type="float">
            <text:p>0.0178</text:p>
          </table:table-cell>
          <table:table-cell table:style-name="ce14" office:value-type="float" office:value="0.0168" calcext:value-type="float">
            <text:p>0.0168</text:p>
          </table:table-cell>
          <table:table-cell table:style-name="ce18" office:value-type="float" office:value="0.0202" calcext:value-type="float">
            <text:p>0.0202</text:p>
          </table:table-cell>
          <table:table-cell table:style-name="ce24" office:value-type="float" office:value="0.1527" calcext:value-type="float">
            <text:p>0.1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3335" calcext:value-type="float">
            <text:p>0.33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4361" calcext:value-type="float">
            <text:p>0.4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5553" calcext:value-type="float">
            <text:p>0.5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6827" calcext:value-type="float">
            <text:p>0.6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403" calcext:value-type="float">
            <text:p>0.8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99" calcext:value-type="float">
            <text:p>0.099</text:p>
          </table:table-cell>
          <table:table-cell office:value-type="float" office:value="1.0591" calcext:value-type="float">
            <text:p>1.0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246" calcext:value-type="float">
            <text:p>0.1246</text:p>
          </table:table-cell>
          <table:table-cell office:value-type="float" office:value="1.2999" calcext:value-type="float">
            <text:p>1.2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77" calcext:value-type="float">
            <text:p>0.1477</text:p>
          </table:table-cell>
          <table:table-cell office:value-type="float" office:value="1.5135" calcext:value-type="float">
            <text:p>1.5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161" calcext:value-type="float">
            <text:p>0.161</text:p>
          </table:table-cell>
          <table:table-cell office:value-type="float" office:value="1.7228" calcext:value-type="float">
            <text:p>1.7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1934" calcext:value-type="float">
            <text:p>0.1934</text:p>
          </table:table-cell>
          <table:table-cell office:value-type="float" office:value="1.9768" calcext:value-type="float">
            <text:p>1.9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1.0156" calcext:value-type="float">
            <text:p>1.0156</text:p>
          </table:table-cell>
          <table:table-cell table:style-name="ce16" office:value-type="float" office:value="0.5328" calcext:value-type="float">
            <text:p>0.5328</text:p>
          </table:table-cell>
          <table:table-cell table:style-name="ce16" office:value-type="float" office:value="0.2839" calcext:value-type="float">
            <text:p>0.2839</text:p>
          </table:table-cell>
          <table:table-cell table:style-name="ce16" office:value-type="float" office:value="0.2416" calcext:value-type="float">
            <text:p>0.2416</text:p>
          </table:table-cell>
          <table:table-cell table:style-name="ce20" office:value-type="float" office:value="0.1903" calcext:value-type="float">
            <text:p>0.1903</text:p>
          </table:table-cell>
          <table:table-cell table:style-name="ce26" office:value-type="float" office:value="2.2642" calcext:value-type="float">
            <text:p>2.264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.7255" calcext:value-type="float">
            <text:p>5.7255</text:p>
          </table:table-cell>
          <table:table-cell table:style-name="ce17" office:value-type="float" office:value="2.9716" calcext:value-type="float">
            <text:p>2.9716</text:p>
          </table:table-cell>
          <table:table-cell table:style-name="ce17" office:value-type="float" office:value="1.7053" calcext:value-type="float">
            <text:p>1.7053</text:p>
          </table:table-cell>
          <table:table-cell table:style-name="ce17" office:value-type="float" office:value="1.445" calcext:value-type="float">
            <text:p>1.445</text:p>
          </table:table-cell>
          <table:table-cell table:style-name="ce21" office:value-type="float" office:value="1.229" calcext:value-type="float">
            <text:p>1.229</text:p>
          </table:table-cell>
          <table:table-cell table:style-name="ce27" office:value-type="float" office:value="13.0764" calcext:value-type="float">
            <text:p>13.0764</text:p>
          </table:table-cell>
        </table:table-row>
      </table:table>
      <table:named-expressions/>
      <table:data-pilot-tables>
        <table:data-pilot-table table:name="DataPilot1" table:application-data="" table:target-range-address="'Pivot Table_720_1'.A1:'Pivot Table_720_1'.G16" table:buttons="'Pivot Table_720_1'.A2 'Pivot Table_720_1'.B1" table:show-filter-button="false" table:drill-down-on-double-click="false">
          <table:source-cell-range table:cell-range-address="'720'.A1:'720'.C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" table:orientation="row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" table:orientation="data" table:used-hierarchy="0" table:function="sum">
            <table:data-pilot-level table:show-empty="false" calcext:repeat-item-labels="false">
              <table:data-pilot-members>
                <table:data-pilot-member table:name="0.0168" table:display="true" table:show-details="true"/>
                <table:data-pilot-member table:name="0.0178" table:display="true" table:show-details="true"/>
                <table:data-pilot-member table:name="0.0202" table:display="true" table:show-details="true"/>
                <table:data-pilot-member table:name="0.0247" table:display="true" table:show-details="true"/>
                <table:data-pilot-member table:name="0.0259" table:display="true" table:show-details="true"/>
                <table:data-pilot-member table:name="0.0333" table:display="true" table:show-details="true"/>
                <table:data-pilot-member table:name="0.0336" table:display="true" table:show-details="true"/>
                <table:data-pilot-member table:name="0.0346" table:display="true" table:show-details="true"/>
                <table:data-pilot-member table:name="0.0399" table:display="true" table:show-details="true"/>
                <table:data-pilot-member table:name="0.0417" table:display="true" table:show-details="true"/>
                <table:data-pilot-member table:name="0.0441" table:display="true" table:show-details="true"/>
                <table:data-pilot-member table:name="0.047" table:display="true" table:show-details="true"/>
                <table:data-pilot-member table:name="0.0488" table:display="true" table:show-details="true"/>
                <table:data-pilot-member table:name="0.0514" table:display="true" table:show-details="true"/>
                <table:data-pilot-member table:name="0.0607" table:display="true" table:show-details="true"/>
                <table:data-pilot-member table:name="0.0617" table:display="true" table:show-details="true"/>
                <table:data-pilot-member table:name="0.0646" table:display="true" table:show-details="true"/>
                <table:data-pilot-member table:name="0.0717" table:display="true" table:show-details="true"/>
                <table:data-pilot-member table:name="0.0754" table:display="true" table:show-details="true"/>
                <table:data-pilot-member table:name="0.0776" table:display="true" table:show-details="true"/>
                <table:data-pilot-member table:name="0.0799" table:display="true" table:show-details="true"/>
                <table:data-pilot-member table:name="0.0803" table:display="true" table:show-details="true"/>
                <table:data-pilot-member table:name="0.0909" table:display="true" table:show-details="true"/>
                <table:data-pilot-member table:name="0.093" table:display="true" table:show-details="true"/>
                <table:data-pilot-member table:name="0.0953" table:display="true" table:show-details="true"/>
                <table:data-pilot-member table:name="0.096" table:display="true" table:show-details="true"/>
                <table:data-pilot-member table:name="0.0981" table:display="true" table:show-details="true"/>
                <table:data-pilot-member table:name="0.099" table:display="true" table:show-details="true"/>
                <table:data-pilot-member table:name="0.1184" table:display="true" table:show-details="true"/>
                <table:data-pilot-member table:name="0.1189" table:display="true" table:show-details="true"/>
                <table:data-pilot-member table:name="0.1246" table:display="true" table:show-details="true"/>
                <table:data-pilot-member table:name="0.1327" table:display="true" table:show-details="true"/>
                <table:data-pilot-member table:name="0.1375" table:display="true" table:show-details="true"/>
                <table:data-pilot-member table:name="0.1427" table:display="true" table:show-details="true"/>
                <table:data-pilot-member table:name="0.1477" table:display="true" table:show-details="true"/>
                <table:data-pilot-member table:name="0.1594" table:display="true" table:show-details="true"/>
                <table:data-pilot-member table:name="0.161" table:display="true" table:show-details="true"/>
                <table:data-pilot-member table:name="0.167" table:display="true" table:show-details="true"/>
                <table:data-pilot-member table:name="0.1822" table:display="true" table:show-details="true"/>
                <table:data-pilot-member table:name="0.1832" table:display="true" table:show-details="true"/>
                <table:data-pilot-member table:name="0.1903" table:display="true" table:show-details="true"/>
                <table:data-pilot-member table:name="0.1926" table:display="true" table:show-details="true"/>
                <table:data-pilot-member table:name="0.1934" table:display="true" table:show-details="true"/>
                <table:data-pilot-member table:name="0.1959" table:display="true" table:show-details="true"/>
                <table:data-pilot-member table:name="0.2015" table:display="true" table:show-details="true"/>
                <table:data-pilot-member table:name="0.2213" table:display="true" table:show-details="true"/>
                <table:data-pilot-member table:name="0.2267" table:display="true" table:show-details="true"/>
                <table:data-pilot-member table:name="0.2364" table:display="true" table:show-details="true"/>
                <table:data-pilot-member table:name="0.2416" table:display="true" table:show-details="true"/>
                <table:data-pilot-member table:name="0.247" table:display="true" table:show-details="true"/>
                <table:data-pilot-member table:name="0.2472" table:display="true" table:show-details="true"/>
                <table:data-pilot-member table:name="0.2839" table:display="true" table:show-details="true"/>
                <table:data-pilot-member table:name="0.2856" table:display="true" table:show-details="true"/>
                <table:data-pilot-member table:name="0.3063" table:display="true" table:show-details="true"/>
                <table:data-pilot-member table:name="0.336" table:display="true" table:show-details="true"/>
                <table:data-pilot-member table:name="0.3763" table:display="true" table:show-details="true"/>
                <table:data-pilot-member table:name="0.3959" table:display="true" table:show-details="true"/>
                <table:data-pilot-member table:name="0.4462" table:display="true" table:show-details="true"/>
                <table:data-pilot-member table:name="0.4673" table:display="true" table:show-details="true"/>
                <table:data-pilot-member table:name="0.5328" table:display="true" table:show-details="true"/>
                <table:data-pilot-member table:name="0.5638" table:display="true" table:show-details="true"/>
                <table:data-pilot-member table:name="0.6613" table:display="true" table:show-details="true"/>
                <table:data-pilot-member table:name="0.7487" table:display="true" table:show-details="true"/>
                <table:data-pilot-member table:name="0.8635" table:display="true" table:show-details="true"/>
                <table:data-pilot-member table:name="1.01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00:40:45.466242693</dc:date>
    <meta:editing-duration>PT2M18S</meta:editing-duration>
    <meta:editing-cycles>1</meta:editing-cycles>
    <meta:document-statistic meta:table-count="2" meta:cell-count="305" meta:object-count="1"/>
    <meta:generator>LibreOffice/6.1.4.2$Linux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98cm" svg:height="15.58cm" xlink:href=".." xlink:type="simple" loext:data-pilot-source="DataPilot1" chart:class="chart:line" chart:style-name="ch1">
        <chart:title svg:x="12.32cm" svg:y="0.446cm" chart:style-name="ch2">
          <text:p>Image blurring</text:p>
        </chart:title>
        <chart:subtitle svg:x="13.368cm" svg:y="1.548cm" chart:style-name="ch3">
          <text:p>720p</text:p>
        </chart:subtitle>
        <chart:legend chart:legend-position="end" svg:x="22.988cm" svg:y="5.107cm" style:legend-expansion="high" chart:style-name="ch4"/>
        <chart:plot-area chart:style-name="ch5" table:cell-range-address="PivotChart" chart:data-source-has-labels="column" svg:x="1.561cm" svg:y="2.532cm" svg:width="20.874cm" svg:height="10.859cm">
          <chartooo:coordinate-region svg:x="2.297cm" svg:y="2.732cm" svg:width="19.946cm" svg:height="10.013cm"/>
          <chart:axis chart:dimension="x" chart:name="primary-x" chart:style-name="ch6" chartooo:axis-type="auto">
            <chartooo:date-scale/>
            <chart:title svg:x="11.104cm" svg:y="13.703cm" chart:style-name="ch7">
              <text:p>Kernel level</text:p>
            </chart:title>
            <chart:categories table:cell-range-address="PT@categories"/>
            <chart:grid chart:style-name="ch8" chart:class="major"/>
          </chart:axis>
          <chart:axis chart:dimension="y" chart:name="primary-y" chart:style-name="ch6">
            <chart:title svg:x="0.451cm" svg:y="8.598cm" chart:style-name="ch9">
              <text:p>Time (s)</text:p>
            </chart:title>
            <chart:grid chart:style-name="ch8" chart:class="major"/>
          </chart:axis>
          <chart:series chart:style-name="ch10" chart:values-cell-range-address="PT@data 0" chart:label-cell-address="PT@label 0" chart:class="chart:line">
            <chart:data-point chart:repeated="13"/>
          </chart:series>
          <chart:series chart:style-name="ch11" chart:values-cell-range-address="PT@data 1" chart:label-cell-address="PT@label 1" chart:class="chart:line">
            <chart:data-point chart:repeated="13"/>
          </chart:series>
          <chart:series chart:style-name="ch12" chart:values-cell-range-address="PT@data 2" chart:label-cell-address="PT@label 2" chart:class="chart:line">
            <chart:data-point chart:repeated="13"/>
          </chart:series>
          <chart:series chart:style-name="ch13" chart:values-cell-range-address="PT@data 3" chart:label-cell-address="PT@label 3" chart:class="chart:line">
            <chart:data-point chart:repeated="13"/>
          </chart:series>
          <chart:series chart:style-name="ch14" chart:values-cell-range-address="PT@data 4" chart:label-cell-address="PT@label 4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T@label 0</svg:desc>
                </draw:g>
              </table:table-cell>
              <table:table-cell office:value-type="string">
                <text:p>2</text:p>
                <draw:g>
                  <svg:desc>PT@label 1</svg:desc>
                </draw:g>
              </table:table-cell>
              <table:table-cell office:value-type="string">
                <text:p>4</text:p>
                <draw:g>
                  <svg:desc>PT@label 2</svg:desc>
                </draw:g>
              </table:table-cell>
              <table:table-cell office:value-type="string">
                <text:p>8</text:p>
                <draw:g>
                  <svg:desc>PT@label 3</svg:desc>
                </draw:g>
              </table:table-cell>
              <table:table-cell office:value-type="string">
                <text:p>16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PT@categories</svg:desc>
                </draw:g>
              </table:table-cell>
              <table:table-cell office:value-type="float" office:value="0.0646">
                <text:p>0.0646</text:p>
                <draw:g>
                  <svg:desc>PT@data 0</svg:desc>
                </draw:g>
              </table:table-cell>
              <table:table-cell office:value-type="float" office:value="0.0333">
                <text:p>0.0333</text:p>
                <draw:g>
                  <svg:desc>PT@data 1</svg:desc>
                </draw:g>
              </table:table-cell>
              <table:table-cell office:value-type="float" office:value="0.0178">
                <text:p>0.0178</text:p>
                <draw:g>
                  <svg:desc>PT@data 2</svg:desc>
                </draw:g>
              </table:table-cell>
              <table:table-cell office:value-type="float" office:value="0.0168">
                <text:p>0.0168</text:p>
                <draw:g>
                  <svg:desc>PT@data 3</svg:desc>
                </draw:g>
              </table:table-cell>
              <table:table-cell office:value-type="float" office:value="0.0202">
                <text:p>0.0202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">
                <text:p>0.096</text:p>
              </table:table-cell>
              <table:table-cell office:value-type="float" office:value="0.0488">
                <text:p>0.0488</text:p>
              </table:table-cell>
              <table:table-cell office:value-type="float" office:value="0.0441">
                <text:p>0.0441</text:p>
              </table:table-cell>
              <table:table-cell office:value-type="float" office:value="0.0247">
                <text:p>0.0247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27">
                <text:p>0.1327</text:p>
              </table:table-cell>
              <table:table-cell office:value-type="float" office:value="0.0909">
                <text:p>0.0909</text:p>
              </table:table-cell>
              <table:table-cell office:value-type="float" office:value="0.0417">
                <text:p>0.0417</text:p>
              </table:table-cell>
              <table:table-cell office:value-type="float" office:value="0.0346">
                <text:p>0.0346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22">
                <text:p>0.1822</text:p>
              </table:table-cell>
              <table:table-cell office:value-type="float" office:value="0.0953">
                <text:p>0.0953</text:p>
              </table:table-cell>
              <table:table-cell office:value-type="float" office:value="0.0717">
                <text:p>0.0717</text:p>
              </table:table-cell>
              <table:table-cell office:value-type="float" office:value="0.047">
                <text:p>0.047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72">
                <text:p>0.2472</text:p>
              </table:table-cell>
              <table:table-cell office:value-type="float" office:value="0.1184">
                <text:p>0.1184</text:p>
              </table:table-cell>
              <table:table-cell office:value-type="float" office:value="0.0776">
                <text:p>0.0776</text:p>
              </table:table-cell>
              <table:table-cell office:value-type="float" office:value="0.0607">
                <text:p>0.0607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63">
                <text:p>0.3063</text:p>
              </table:table-cell>
              <table:table-cell office:value-type="float" office:value="0.1594">
                <text:p>0.1594</text:p>
              </table:table-cell>
              <table:table-cell office:value-type="float" office:value="0.0799">
                <text:p>0.0799</text:p>
              </table:table-cell>
              <table:table-cell office:value-type="float" office:value="0.0754">
                <text:p>0.0754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3">
                <text:p>0.3763</text:p>
              </table:table-cell>
              <table:table-cell office:value-type="float" office:value="0.1926">
                <text:p>0.1926</text:p>
              </table:table-cell>
              <table:table-cell office:value-type="float" office:value="0.0981">
                <text:p>0.0981</text:p>
              </table:table-cell>
              <table:table-cell office:value-type="float" office:value="0.093">
                <text:p>0.093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73">
                <text:p>0.4673</text:p>
              </table:table-cell>
              <table:table-cell office:value-type="float" office:value="0.2364">
                <text:p>0.2364</text:p>
              </table:table-cell>
              <table:table-cell office:value-type="float" office:value="0.1375">
                <text:p>0.1375</text:p>
              </table:table-cell>
              <table:table-cell office:value-type="float" office:value="0.1189">
                <text:p>0.118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8">
                <text:p>0.5638</text:p>
              </table:table-cell>
              <table:table-cell office:value-type="float" office:value="0.2856">
                <text:p>0.2856</text:p>
              </table:table-cell>
              <table:table-cell office:value-type="float" office:value="0.1832">
                <text:p>0.1832</text:p>
              </table:table-cell>
              <table:table-cell office:value-type="float" office:value="0.1427">
                <text:p>0.1427</text:p>
              </table:table-cell>
              <table:table-cell office:value-type="float" office:value="0.1246">
                <text:p>0.1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13">
                <text:p>0.6613</text:p>
              </table:table-cell>
              <table:table-cell office:value-type="float" office:value="0.336">
                <text:p>0.336</text:p>
              </table:table-cell>
              <table:table-cell office:value-type="float" office:value="0.2015">
                <text:p>0.2015</text:p>
              </table:table-cell>
              <table:table-cell office:value-type="float" office:value="0.167">
                <text:p>0.167</text:p>
              </table:table-cell>
              <table:table-cell office:value-type="float" office:value="0.1477">
                <text:p>0.1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87">
                <text:p>0.7487</text:p>
              </table:table-cell>
              <table:table-cell office:value-type="float" office:value="0.3959">
                <text:p>0.3959</text:p>
              </table:table-cell>
              <table:table-cell office:value-type="float" office:value="0.2213">
                <text:p>0.2213</text:p>
              </table:table-cell>
              <table:table-cell office:value-type="float" office:value="0.1959">
                <text:p>0.195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35">
                <text:p>0.8635</text:p>
              </table:table-cell>
              <table:table-cell office:value-type="float" office:value="0.4462">
                <text:p>0.4462</text:p>
              </table:table-cell>
              <table:table-cell office:value-type="float" office:value="0.247">
                <text:p>0.247</text:p>
              </table:table-cell>
              <table:table-cell office:value-type="float" office:value="0.2267">
                <text:p>0.2267</text:p>
              </table:table-cell>
              <table:table-cell office:value-type="float" office:value="0.1934">
                <text:p>0.1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56">
                <text:p>1.0156</text:p>
              </table:table-cell>
              <table:table-cell office:value-type="float" office:value="0.5328">
                <text:p>0.5328</text:p>
              </table:table-cell>
              <table:table-cell office:value-type="float" office:value="0.2839">
                <text:p>0.2839</text:p>
              </table:table-cell>
              <table:table-cell office:value-type="float" office:value="0.2416">
                <text:p>0.2416</text:p>
              </table:table-cell>
              <table:table-cell office:value-type="float" office:value="0.1903">
                <text:p>0.1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